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E0000005E9A7ADA020037D4C3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f8000" draw:fill-color="#d6f2ba" draw:fill-image-width="0cm" draw:fill-image-height="0cm" draw:textarea-horizontal-align="justify" draw:textarea-vertical-align="middle" draw:auto-grow-height="false" fo:min-height="7.15cm" fo:min-width="20.4cm"/>
    </style:style>
    <style:style style:name="gr2" style:family="graphic" style:parent-style-name="standard">
      <style:graphic-properties draw:fill-color="#cccccc" draw:fill-image-width="0cm" draw:fill-image-height="0cm" draw:textarea-horizontal-align="justify" draw:textarea-vertical-align="middle" draw:auto-grow-height="false" fo:min-height="0.851cm" fo:min-width="7.4cm"/>
    </style:style>
    <style:style style:name="gr3" style:family="graphic" style:parent-style-name="standard">
      <style:graphic-properties svg:stroke-color="#333333" draw:fill-color="#eeeeee" draw:fill-image-width="0cm" draw:fill-image-height="0cm" draw:textarea-horizontal-align="justify" draw:textarea-vertical-align="middle" draw:auto-grow-height="false" fo:min-height="2.05cm" fo:min-width="25cm"/>
    </style:style>
    <style:style style:name="gr4" style:family="graphic" style:parent-style-name="standard">
      <style:graphic-properties draw:fill-color="#eeeeee" draw:fill-image-width="0cm" draw:fill-image-height="0cm" draw:textarea-horizontal-align="justify" draw:textarea-vertical-align="middle" draw:auto-grow-height="false" fo:min-height="2.05cm" fo:min-width="13cm"/>
    </style:style>
    <style:style style:name="gr5" style:family="graphic" style:parent-style-name="standard">
      <style:graphic-properties draw:fill-color="#eeeeee" draw:fill-image-width="0cm" draw:fill-image-height="0cm" draw:textarea-horizontal-align="justify" draw:textarea-vertical-align="middle" draw:auto-grow-height="false" fo:min-height="3.65cm" fo:min-width="12.901cm"/>
    </style:style>
    <style:style style:name="gr6" style:family="graphic" style:parent-style-name="standard">
      <style:graphic-properties draw:fill-color="#dddddd" draw:fill-image-width="0cm" draw:fill-image-height="0cm" draw:textarea-horizontal-align="justify" draw:textarea-vertical-align="middle" draw:auto-grow-height="false" fo:min-height="0.55cm" fo:min-width="5.5cm"/>
    </style:style>
    <style:style style:name="gr7" style:family="graphic" style:parent-style-name="standard">
      <style:graphic-properties draw:fill-color="#cccccc" draw:fill-image-width="0cm" draw:fill-image-height="0cm" draw:textarea-horizontal-align="justify" draw:textarea-vertical-align="middle" draw:auto-grow-height="false" fo:min-height="1.05cm" fo:min-width="10.2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3.899cm"/>
    </style:style>
    <style:style style:name="gr9" style:family="graphic" style:parent-style-name="standard">
      <style:graphic-properties svg:stroke-width="0.035cm" draw:marker-start="" draw:marker-start-width="0.252cm" draw:marker-end="Triangle_20_unfilled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fill-color="#cccccc" draw:fill-image-width="0cm" draw:fill-image-height="0cm" draw:textarea-horizontal-align="justify" draw:textarea-vertical-align="middle" draw:auto-grow-height="false" fo:min-height="0.851cm" fo:min-width="7.4cm"/>
    </style:style>
    <style:style style:name="gr11" style:family="graphic" style:parent-style-name="standard">
      <style:graphic-properties draw:fill-color="#cccccc" draw:fill-image-width="0cm" draw:fill-image-height="0cm" draw:textarea-horizontal-align="justify" draw:textarea-vertical-align="middle" draw:auto-grow-height="false" fo:min-height="1.35cm" fo:min-width="16.301cm"/>
    </style:style>
    <style:style style:name="gr12" style:family="graphic" style:parent-style-name="standard">
      <style:graphic-properties draw:fill-color="#cccccc" draw:fill-image-width="0cm" draw:fill-image-height="0cm" draw:textarea-horizontal-align="justify" draw:textarea-vertical-align="middle" draw:auto-grow-height="false" fo:min-height="0.851cm" fo:min-width="5cm"/>
    </style:style>
    <style:style style:name="gr13" style:family="graphic" style:parent-style-name="standard">
      <style:graphic-properties draw:fill-color="#cccccc" draw:fill-image-width="0cm" draw:fill-image-height="0cm" draw:textarea-horizontal-align="justify" draw:textarea-vertical-align="middle" draw:auto-grow-height="false" fo:min-height="0.85cm" fo:min-width="4.7cm"/>
    </style:style>
    <style:style style:name="gr14" style:family="graphic" style:parent-style-name="standard">
      <style:graphic-properties svg:stroke-width="0.035cm" draw:marker-start="Triangle_20_unfilled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draw:marker-start="Triangle_20_unfilled" draw:marker-start-width="0.252cm" draw:marker-end="Triangle_20_unfilled" draw:marker-end-width="0.252cm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draw:marker-start-width="0.252cm" draw:marker-end="Triangle_20_unfilled" draw:marker-end-width="0.252cm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0.963cm"/>
    </style:style>
    <style:style style:name="gr18" style:family="graphic" style:parent-style-name="standard">
      <style:graphic-properties draw:fill-color="#cccccc" draw:fill-image-width="0cm" draw:fill-image-height="0cm" draw:textarea-horizontal-align="justify" draw:textarea-vertical-align="middle" draw:auto-grow-height="false" fo:min-height="0.35cm" fo:min-width="12.0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92cm"/>
    </style:style>
    <style:style style:name="gr20" style:family="graphic" style:parent-style-name="standard">
      <style:graphic-properties draw:fill-color="#cccccc" draw:fill-image-width="0cm" draw:fill-image-height="0cm" draw:textarea-horizontal-align="justify" draw:textarea-vertical-align="middle" draw:auto-grow-height="false" fo:min-height="1.05cm" fo:min-width="10.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637cm"/>
    </style:style>
    <style:style style:name="gr22" style:family="graphic" style:parent-style-name="standard">
      <style:graphic-properties draw:fill-color="#cccccc" draw:fill-image-width="0cm" draw:fill-image-height="0cm" draw:textarea-horizontal-align="justify" draw:textarea-vertical-align="middle" draw:auto-grow-height="false" fo:min-height="1.05cm" fo:min-width="3.7cm"/>
    </style:style>
    <style:style style:name="gr23" style:family="graphic" style:parent-style-name="standard">
      <style:graphic-properties draw:fill-color="#cccccc" draw:fill-image-width="0cm" draw:fill-image-height="0cm" draw:textarea-horizontal-align="justify" draw:textarea-vertical-align="middle" draw:auto-grow-height="false" fo:min-height="0.35cm" fo:min-width="3.99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9cm" fo:min-width="3.825cm"/>
    </style:style>
    <style:style style:name="gr25" style:family="graphic" style:parent-style-name="standard">
      <style:graphic-properties draw:fill-color="#cccccc" draw:fill-image-width="0cm" draw:fill-image-height="0cm" draw:textarea-horizontal-align="justify" draw:textarea-vertical-align="middle" draw:auto-grow-height="false" fo:min-height="0.851cm" fo:min-width="7.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1.192cm"/>
    </style:style>
    <style:style style:name="gr28" style:family="graphic" style:parent-style-name="standard">
      <style:graphic-properties draw:fill="bitmap" draw:fill-image-name="Fiery" draw:textarea-horizontal-align="justify" draw:textarea-vertical-align="middle" draw:auto-grow-height="false" fo:min-height="0.45cm" fo:min-width="2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962cm"/>
    </style:style>
    <style:style style:name="gr30" style:family="graphic" style:parent-style-name="standard">
      <style:graphic-properties draw:fill-color="#d6f2ba" draw:fill-image-width="0cm" draw:fill-image-height="0cm" draw:textarea-horizontal-align="justify" draw:textarea-vertical-align="middle" draw:auto-grow-height="false" fo:min-height="0.35cm" fo:min-width="3.5cm"/>
    </style:style>
    <style:style style:name="gr31" style:family="graphic" style:parent-style-name="standard">
      <style:graphic-properties draw:fill-color="#eeeeee" draw:fill-image-width="0cm" draw:fill-image-height="0cm" draw:textarea-horizontal-align="justify" draw:textarea-vertical-align="middle" draw:auto-grow-height="false" fo:min-height="4.15cm" fo:min-width="8.8cm"/>
    </style:style>
    <style:style style:name="gr32" style:family="graphic" style:parent-style-name="standard">
      <style:graphic-properties draw:fill-color="#dddddd" draw:fill-image-width="0cm" draw:fill-image-height="0cm" draw:textarea-horizontal-align="justify" draw:textarea-vertical-align="middle" draw:auto-grow-height="false" fo:min-height="1.15cm" fo:min-width="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9cm" fo:min-width="1.67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602cm"/>
    </style:style>
    <style:style style:name="gr35" style:family="graphic" style:parent-style-name="standard">
      <style:graphic-properties draw:fill-color="#dddddd" draw:fill-image-width="0cm" draw:fill-image-height="0cm" draw:textarea-horizontal-align="justify" draw:textarea-vertical-align="middle" draw:auto-grow-height="false" fo:min-height="1.15cm" fo:min-width="3.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9cm" fo:min-width="2.174cm"/>
    </style:style>
    <style:style style:name="P1" style:family="paragraph">
      <loext:graphic-properties draw:fill-color="#d6f2ba" draw:fill-image-width="0cm" draw:fill-image-height="0cm"/>
      <style:paragraph-properties fo:text-align="center"/>
    </style:style>
    <style:style style:name="P2" style:family="paragraph">
      <loext:graphic-properties draw:fill-color="#cccccc" draw:fill-image-width="0cm" draw:fill-image-height="0cm"/>
      <style:paragraph-properties fo:text-align="center"/>
    </style:style>
    <style:style style:name="P3" style:family="paragraph">
      <loext:graphic-properties draw:fill-color="#eeeeee" draw:fill-image-width="0cm" draw:fill-image-height="0cm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dddddd" draw:fill-image-width="0cm" draw:fill-image-height="0cm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-color="#cccccc" draw:fill-image-width="0cm" draw:fill-image-height="0cm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fill-color="#cccccc" draw:fill-image-width="0cm" draw:fill-image-height="0cm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9pt" style:font-size-asian="9pt" style:font-size-complex="9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bitmap" draw:fill-image-name="Fiery"/>
      <style:paragraph-properties fo:text-align="center"/>
    </style:style>
    <style:style style:name="P13" style:family="paragraph">
      <loext:graphic-properties draw:fill-color="#d6f2ba" draw:fill-image-width="0cm" draw:fill-image-height="0cm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T3" style:family="text">
      <style:text-properties fo:font-size="8pt" fo:font-style="normal" style:font-size-asian="8pt" style:font-style-asian="normal" style:font-size-complex="8pt" style:font-style-complex="normal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2pt"/>
    </style:style>
    <style:style style:name="T7" style:family="text">
      <style:text-properties fo:font-size="9pt" fo:font-style="italic" style:font-size-asian="12pt" style:font-style-asian="italic" style:font-size-complex="12pt" style:font-style-complex="italic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9pt" fo:font-style="normal" style:font-size-asian="9pt" style:font-style-asian="normal" style:font-size-complex="9pt" style:font-style-complex="normal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fo:font-size="14pt" fo:font-style="normal" style:font-size-asian="14pt" style:font-style-asian="normal" style:font-size-complex="14pt" style:font-style-complex="normal"/>
    </style:style>
    <style:style style:name="T1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9cm" svg:height="7.4cm" svg:x="6.3cm" svg:y="9cm">
          <draw:glue-point draw:id="4" svg:x="3.312cm" svg:y="-0.897cm"/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9cm" svg:height="1.101cm" svg:x="16.4cm" svg:y="12.3cm">
          <draw:glue-point draw:id="4" svg:x="4.999cm" svg:y="-2.15cm"/>
          <draw:glue-point draw:id="5" svg:x="4.999cm" svg:y="2.85cm"/>
          <draw:glue-point draw:id="6" svg:x="-4.133cm" svg:y="4.992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5.5cm" svg:height="2.3cm" svg:x="1.7cm" svg:y="17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13.5cm" svg:height="2.3cm" svg:x="13.5cm" svg:y="1.4cm">
          <text:p text:style-name="P4">UI</text:p>
          <text:p text:style-name="P4"><text:span text:style-name="T1">HTML5, QT, GTK, ...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3.401cm" svg:height="3.9cm" svg:x="13.5cm" svg:y="4.5cm">
          <draw:glue-point draw:id="4" svg:x="3.312cm" svg:y="-0.897cm"/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6cm" svg:height="0.8cm" svg:x="20.6cm" svg:y="7.3cm">
          <text:p text:style-name="P4"><text:span text:style-name="T2"><text:s/></text:span><text:span text:style-name="T2">shadow audio API</text:span></text:p>
          <text:p text:style-name="P4"><text:span text:style-name="T3"><text:s/></text:span><text:span text:style-name="T4">(ws-client:unix/usr/share/wsock/audio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" draw:id="id2" draw:layer="layout" svg:width="10.701cm" svg:height="1.3cm" svg:x="14.6cm" svg:y="5.1cm">
          <draw:glue-point draw:id="4" svg:x="5cm" svg:y="-1.428cm"/>
          <text:p text:style-name="P4">Application Business Logic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4.399cm" svg:height="0.7cm" svg:x="13.401cm" svg:y="1.4cm">
          <draw:text-box>
            <text:p text:style-name="P4"><text:span text:style-name="T5">AGL Native Audio Apps</text:span></text:p>
          </draw:text-box>
        </draw:frame>
        <draw:connector draw:style-name="gr9" draw:text-style-name="P4" draw:layer="layout" draw:line-skew="-0.3cm" svg:x1="20.25cm" svg:y1="3.7cm" svg:x2="19.95cm" svg:y2="5.1cm" draw:start-shape="id1" draw:start-glue-point="2" draw:end-shape="id2" svg:d="M20250 3700v400h-300v1000" svg:viewBox="0 0 301 1401">
          <text:p/>
        </draw:connector>
        <draw:custom-shape draw:style-name="gr10" draw:text-style-name="P2" xml:id="id5" draw:id="id5" draw:layer="layout" svg:width="7.9cm" svg:height="1.101cm" svg:x="16cm" svg:y="12.7cm">
          <draw:glue-point draw:id="4" svg:x="4.999cm" svg:y="-2.15cm"/>
          <draw:glue-point draw:id="5" svg:x="4.999cm" svg:y="2.85cm"/>
          <draw:glue-point draw:id="6" svg:x="-4.133cm" svg:y="4.992cm"/>
          <draw:glue-point draw:id="7" svg:x="3.227cm" svg:y="4.995cm"/>
          <draw:glue-point draw:id="8" svg:x="1.329cm" svg:y="4.995cm"/>
          <draw:glue-point draw:id="9" svg:x="-1.962cm" svg:y="4.995cm"/>
          <text:p text:style-name="P4"><text:span text:style-name="T6">HAL</text:span> <text:span text:style-name="T7">(Hardware Abstraction Binding)</text:span></text:p>
          <text:p text:style-name="P4"><text:span text:style-name="T7"/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5" draw:id="id15" draw:layer="layout" svg:width="16.801cm" svg:height="1.6cm" svg:x="7.999cm" svg:y="10.3cm">
          <draw:glue-point draw:id="4" svg:x="-4.012cm" svg:y="5cm"/>
          <draw:glue-point draw:id="5" svg:x="-2.036cm" svg:y="5.006cm"/>
          <draw:glue-point draw:id="6" svg:x="1.851cm" svg:y="5cm"/>
          <text:p text:style-name="P4"><text:span text:style-name="T8">AGL AAAA</text:span></text:p>
          <text:p text:style-name="P4"><text:span text:style-name="T5">(Stable Public API Binding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7" draw:id="id7" draw:layer="layout" svg:width="5.5cm" svg:height="1.101cm" svg:x="8.1cm" svg:y="14.999cm">
          <draw:glue-point draw:id="4" svg:x="-4.127cm" svg:y="-5.007cm"/>
          <draw:glue-point draw:id="5" svg:x="-1.587cm" svg:y="-5.007cm"/>
          <draw:glue-point draw:id="6" svg:x="2.311cm" svg:y="-4.986cm"/>
          <text:p text:style-name="P4"><text:span text:style-name="T8">Alsa Low Level Binding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4" draw:id="id4" draw:layer="layout" svg:width="5.2cm" svg:height="1.1cm" svg:x="20.7cm" svg:y="15.1cm">
          <draw:glue-point draw:id="4" svg:x="4.999cm" svg:y="-2.142cm"/>
          <draw:glue-point draw:id="5" svg:x="4.999cm" svg:y="2.857cm"/>
          <text:p text:style-name="P4"><text:span text:style-name="T8">Unicens Binding</text:span></text:p>
          <draw:enhanced-geometry svg:viewBox="0 0 21600 21600" draw:type="rectangle" draw:enhanced-path="M 0 0 L 21600 0 21600 21600 0 21600 0 0 Z N"/>
        </draw:custom-shape>
        <draw:connector draw:style-name="gr14" draw:text-style-name="P4" draw:layer="layout" svg:x1="23.6cm" svg:y1="7.3cm" svg:x2="19.95cm" svg:y2="6.4cm" draw:start-shape="id3" draw:start-glue-point="0" draw:end-shape="id2" draw:end-glue-point="2" svg:d="M23600 7300v-450h-3650v-450" svg:viewBox="0 0 3651 901">
          <text:p/>
        </draw:connector>
        <draw:connector draw:style-name="gr15" draw:text-style-name="P4" draw:layer="layout" svg:x1="23.3cm" svg:y1="15.1cm" svg:x2="22.499cm" svg:y2="13.799cm" draw:start-shape="id4" draw:start-glue-point="0" draw:end-shape="id5" draw:end-glue-point="7" svg:d="M23300 15100v-650h-801v-651" svg:viewBox="0 0 802 1302">
          <text:p/>
        </draw:connector>
        <draw:connector draw:style-name="gr16" draw:text-style-name="P4" draw:layer="layout" svg:x1="10.44cm" svg:y1="13.799cm" svg:x2="9.978cm" svg:y2="14.999cm" draw:start-shape="id6" draw:start-glue-point="9" draw:end-shape="id7" draw:end-glue-point="5" svg:d="M10440 13799v600h-462v600" svg:viewBox="0 0 463 1201">
          <text:p/>
        </draw:connector>
        <draw:frame draw:style-name="gr17" draw:text-style-name="P8" draw:layer="layout" svg:width="1.463cm" svg:height="0.625cm" svg:x="8.802cm" svg:y="14.53cm">
          <draw:text-box>
            <text:p><text:span text:style-name="T9">UCM</text:span></text:p>
          </draw:text-box>
        </draw:frame>
        <draw:custom-shape draw:style-name="gr18" draw:text-style-name="P9" xml:id="id9" draw:id="id9" draw:layer="layout" svg:width="12.599cm" svg:height="0.6cm" svg:x="4.3cm" svg:y="19.2cm">
          <draw:glue-point draw:id="4" svg:x="2.143cm" svg:y="-5.018cm"/>
          <draw:glue-point draw:id="5" svg:x="3.889cm" svg:y="-5cm"/>
          <text:p text:style-name="P4"><text:span text:style-name="T1">Sound Card</text:span>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draw:line-skew="-0.1cm" svg:x1="23.3cm" svg:y1="16.2cm" svg:x2="22.6cm" svg:y2="17.1cm" draw:start-shape="id4" draw:start-glue-point="2" draw:end-shape="id8" draw:end-glue-point="0" svg:d="M23300 16200v350h-700v550" svg:viewBox="0 0 701 901">
          <text:p/>
        </draw:connector>
        <draw:connector draw:style-name="gr15" draw:text-style-name="P4" draw:layer="layout" svg:x1="16.685cm" svg:y1="13.799cm" svg:x2="12.121cm" svg:y2="15.001cm" draw:start-shape="id5" draw:start-glue-point="6" draw:end-shape="id7" draw:end-glue-point="6" svg:d="M16685 13799v600h-4564v602" svg:viewBox="0 0 4565 1203">
          <text:p/>
        </draw:connector>
        <draw:frame draw:style-name="gr19" draw:text-style-name="P10" draw:layer="layout" svg:width="1.692cm" svg:height="0.725cm" svg:x="12.013cm" svg:y="14.536cm">
          <draw:text-box>
            <text:p><text:span text:style-name="T5">Controls</text:span></text:p>
          </draw:text-box>
        </draw:frame>
        <draw:connector draw:style-name="gr16" draw:text-style-name="P4" draw:layer="layout" svg:x1="10.584cm" svg:y1="17.613cm" svg:x2="10.599cm" svg:y2="19.2cm" draw:end-shape="id9" draw:end-glue-point="0" svg:d="M10584 17613v543h15v1044" svg:viewBox="0 0 16 1588">
          <text:p/>
        </draw:connector>
        <draw:custom-shape draw:style-name="gr20" draw:text-style-name="P9" xml:id="id10" draw:id="id10" draw:layer="layout" svg:width="11.1cm" svg:height="1.3cm" svg:x="2.1cm" svg:y="17.2cm">
          <draw:glue-point draw:id="4" svg:x="-4.127cm" svg:y="-5.007cm"/>
          <draw:glue-point draw:id="5" svg:x="-1.587cm" svg:y="-5.007cm"/>
          <draw:glue-point draw:id="6" svg:x="3.918cm" svg:y="-5cm"/>
          <text:p text:style-name="P4"><text:span text:style-name="T1">Libasound</text:span></text:p>
          <text:p text:style-name="P4"><text:span text:style-name="T1">(alsa-lib)</text:span>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0.85cm" svg:y1="16.1cm" svg:x2="7.65cm" svg:y2="17.2cm" draw:start-shape="id7" draw:start-glue-point="2" draw:end-shape="id10" draw:end-glue-point="0" svg:d="M10850 16100v550h-3200v550" svg:viewBox="0 0 3201 1101">
          <text:p/>
        </draw:connector>
        <draw:frame draw:style-name="gr21" draw:text-style-name="P6" draw:layer="layout" svg:width="6.137cm" svg:height="0.806cm" svg:x="18.801cm" svg:y="10.1cm">
          <draw:text-box>
            <text:p text:style-name="P4"><text:span text:style-name="T10"><text:s/></text:span><text:span text:style-name="T11">(ws-server:unix/usr/share/wsock/audio)</text:span></text:p>
          </draw:text-box>
        </draw:frame>
        <draw:custom-shape draw:style-name="gr22" draw:text-style-name="P9" xml:id="id8" draw:id="id8" draw:layer="layout" svg:width="4.2cm" svg:height="1.3cm" svg:x="20.5cm" svg:y="17.1cm">
          <draw:glue-point draw:id="4" svg:x="4.999cm" svg:y="-2.142cm"/>
          <draw:glue-point draw:id="5" svg:x="4.999cm" svg:y="2.857cm"/>
          <draw:glue-point draw:id="6" svg:x="-3.333cm" svg:y="-5cm"/>
          <text:p text:style-name="P4"><text:span text:style-name="T1">Lib Unicens2</text:span>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22.6cm" svg:y1="18.4cm" svg:x2="24.15cm" svg:y2="19.2cm" draw:start-shape="id8" draw:start-glue-point="2" draw:end-shape="id11" draw:end-glue-point="0" svg:d="M22600 18400v400h1550v400" svg:viewBox="0 0 1551 801">
          <text:p/>
        </draw:connector>
        <draw:custom-shape draw:style-name="gr22" draw:text-style-name="P9" xml:id="id14" draw:id="id14" draw:layer="layout" svg:width="4.2cm" svg:height="1.3cm" svg:x="14.9cm" svg:y="17.2cm">
          <draw:glue-point draw:id="4" svg:x="4.999cm" svg:y="-2.142cm"/>
          <draw:glue-point draw:id="5" svg:x="4.999cm" svg:y="2.857cm"/>
          <text:p text:style-name="P4"><text:span text:style-name="T1">Lib ADSP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xml:id="id11" draw:id="id11" draw:layer="layout" svg:width="4.499cm" svg:height="0.6cm" svg:x="21.901cm" svg:y="19.2cm">
          <draw:glue-point draw:id="4" svg:x="-4.127cm" svg:y="-5.007cm"/>
          <text:p text:style-name="P4"><text:span text:style-name="T1">Most/EthAV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xml:id="id21" draw:id="id21" draw:layer="layout" svg:width="4.499cm" svg:height="0.6cm" svg:x="17.101cm" svg:y="19.2cm">
          <draw:glue-point draw:id="4" svg:x="-4.127cm" svg:y="-5.007cm"/>
          <text:p text:style-name="P4"><text:span text:style-name="T1">ADSP</text:span></text:p>
          <draw:enhanced-geometry svg:viewBox="0 0 21600 21600" draw:type="rectangle" draw:enhanced-path="M 0 0 L 21600 0 21600 21600 0 21600 0 0 Z N"/>
        </draw:custom-shape>
        <draw:connector draw:style-name="gr14" draw:text-style-name="P4" draw:layer="layout" svg:x1="17.2cm" svg:y1="7.3cm" svg:x2="19.95cm" svg:y2="6.4cm" draw:start-shape="id12" draw:start-glue-point="0" draw:end-shape="id2" draw:end-glue-point="2" svg:d="M17200 7300v-450h2750v-450" svg:viewBox="0 0 2751 901">
          <text:p/>
        </draw:connector>
        <draw:frame draw:style-name="gr8" draw:text-style-name="P6" draw:layer="layout" svg:width="4.399cm" svg:height="0.7cm" svg:x="13.402cm" svg:y="4.5cm">
          <draw:text-box>
            <text:p text:style-name="P4"><text:span text:style-name="T5">Application Binder</text:span></text:p>
          </draw:text-box>
        </draw:frame>
        <draw:custom-shape draw:style-name="gr6" draw:text-style-name="P5" xml:id="id12" draw:id="id12" draw:layer="layout" svg:width="6cm" svg:height="0.8cm" svg:x="14.2cm" svg:y="7.3cm">
          <text:p text:style-name="P4"><text:span text:style-name="T2"><text:s/></text:span><text:span text:style-name="T2">shadow Player API</text:span></text:p>
          <text:p text:style-name="P4"><text:span text:style-name="T3"><text:s/></text:span><text:span text:style-name="T4">(ws-client:unix/usr/share/wsock/payer)</text:span></text:p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4.325cm" svg:height="0.599cm" svg:x="20.2cm" svg:y="12.2cm">
          <draw:text-box>
            <text:p text:style-name="P4"><text:span text:style-name="T7">Unicens, Renesas, Intel, ...</text:span></text:p>
          </draw:text-box>
        </draw:frame>
        <draw:connector draw:style-name="gr15" draw:text-style-name="P4" draw:layer="layout" svg:x1="17.5cm" svg:y1="15.1cm" svg:x2="20.999cm" svg:y2="13.799cm" draw:start-shape="id13" draw:start-glue-point="0" draw:end-shape="id5" draw:end-glue-point="8" svg:d="M17500 15100v-650h3499v-651" svg:viewBox="0 0 3500 1302">
          <text:p/>
        </draw:connector>
        <draw:custom-shape draw:style-name="gr13" draw:text-style-name="P7" xml:id="id13" draw:id="id13" draw:layer="layout" svg:width="5.2cm" svg:height="1.1cm" svg:x="14.9cm" svg:y="15.1cm">
          <draw:glue-point draw:id="4" svg:x="4.999cm" svg:y="-2.142cm"/>
          <draw:glue-point draw:id="5" svg:x="4.999cm" svg:y="2.857cm"/>
          <text:p text:style-name="P4"><text:span text:style-name="T8">ADSP Binding</text:span>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7.5cm" svg:y1="16.2cm" svg:x2="17cm" svg:y2="17.2cm" draw:start-shape="id13" draw:start-glue-point="2" draw:end-shape="id14" draw:end-glue-point="0" svg:d="M17500 16200v500h-500v500" svg:viewBox="0 0 501 1001">
          <text:p/>
        </draw:connector>
        <draw:custom-shape draw:style-name="gr25" draw:text-style-name="P2" xml:id="id6" draw:id="id6" draw:layer="layout" svg:width="7.7cm" svg:height="1.101cm" svg:x="8.1cm" svg:y="12.7cm">
          <draw:glue-point draw:id="4" svg:x="4.999cm" svg:y="-2.15cm"/>
          <draw:glue-point draw:id="5" svg:x="4.999cm" svg:y="2.85cm"/>
          <draw:glue-point draw:id="6" svg:x="-4.133cm" svg:y="4.992cm"/>
          <draw:glue-point draw:id="7" svg:x="3.734cm" svg:y="4.995cm"/>
          <draw:glue-point draw:id="8" svg:x="1.329cm" svg:y="4.995cm"/>
          <draw:glue-point draw:id="9" svg:x="-1.962cm" svg:y="4.995cm"/>
          <text:p text:style-name="P4"><text:span text:style-name="T6">Controls &amp; Policies</text:span> <text:span text:style-name="T7">(Binding)</text:span></text:p>
          <text:p text:style-name="P4"><text:span text:style-name="T7"/>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2.979cm" svg:y1="11.9cm" svg:x2="11.95cm" svg:y2="12.7cm" draw:start-shape="id15" draw:start-glue-point="5" draw:end-shape="id6" draw:end-glue-point="0" svg:d="M12979 11900v400h-1029v400" svg:viewBox="0 0 1030 801">
          <text:p/>
        </draw:connector>
        <draw:connector draw:style-name="gr16" draw:text-style-name="P4" draw:layer="layout" draw:line-skew="-0.1cm" svg:x1="19.508cm" svg:y1="11.9cm" svg:x2="19.95cm" svg:y2="12.7cm" draw:start-shape="id15" draw:start-glue-point="6" draw:end-shape="id5" draw:end-glue-point="0" svg:d="M19508 11900v300h442v500" svg:viewBox="0 0 443 801">
          <text:p/>
        </draw:connector>
        <draw:frame draw:style-name="gr26" draw:text-style-name="P10" draw:layer="layout" svg:width="1.48cm" svg:height="0.725cm" draw:transform="rotate (1.5707963267949) translate (5.481cm 17.4cm)">
          <draw:text-box>
            <text:p><text:span text:style-name="T5">Events</text:span></text:p>
          </draw:text-box>
        </draw:frame>
        <draw:frame draw:style-name="gr27" draw:text-style-name="P10" draw:layer="layout" svg:width="1.692cm" svg:height="0.625cm" svg:x="17.4cm" svg:y="14.7cm">
          <draw:text-box>
            <text:p><text:span text:style-name="T5">Controls</text:span></text:p>
          </draw:text-box>
        </draw:frame>
        <draw:frame draw:style-name="gr19" draw:text-style-name="P10" draw:layer="layout" svg:width="1.692cm" svg:height="0.725cm" svg:x="23.4cm" svg:y="14.702cm">
          <draw:text-box>
            <text:p><text:span text:style-name="T5">Controls</text:span></text:p>
          </draw:text-box>
        </draw:frame>
        <draw:frame draw:style-name="gr26" draw:text-style-name="P10" draw:layer="layout" svg:width="1.48cm" svg:height="0.725cm" svg:x="19.6cm" svg:y="13.702cm">
          <draw:text-box>
            <text:p><text:span text:style-name="T5">Events</text:span></text:p>
          </draw:text-box>
        </draw:frame>
        <draw:frame draw:style-name="gr26" draw:text-style-name="P10" draw:layer="layout" svg:width="1.48cm" svg:height="0.725cm" svg:x="22.5cm" svg:y="13.703cm">
          <draw:text-box>
            <text:p><text:span text:style-name="T5">Events</text:span></text:p>
          </draw:text-box>
        </draw:frame>
        <draw:polygon draw:style-name="gr28" draw:text-style-name="P12" draw:layer="layout" svg:width="18.799cm" svg:height="6.599cm" svg:x="6.7cm" svg:y="9.3cm" svg:viewBox="0 0 18800 6600" draw:points="0,0 18800,0 18800,600 1000,700 1000,6600 0,6600 0,700">
          <text:p/>
        </draw:polygon>
        <draw:connector draw:style-name="gr15" draw:text-style-name="P4" draw:layer="layout" draw:line-skew="-0.424cm" svg:x1="23.6cm" svg:y1="8.1cm" svg:x2="16.399cm" svg:y2="10.3cm" draw:start-shape="id3" draw:start-glue-point="2" draw:end-shape="id15" draw:end-glue-point="0" svg:d="M23600 8100v676h-7201v1524" svg:viewBox="0 0 7202 2201">
          <text:p/>
        </draw:connector>
        <draw:frame draw:style-name="gr29" draw:text-style-name="P11" draw:layer="layout" svg:width="7.462cm" svg:height="0.954cm" svg:x="6.6cm" svg:y="9.2cm">
          <draw:text-box>
            <text:p>AGL security Framework</text:p>
          </draw:text-box>
        </draw:frame>
        <draw:custom-shape draw:style-name="gr30" draw:text-style-name="P13" xml:id="id16" draw:id="id16" draw:layer="layout" svg:width="4cm" svg:height="0.6cm" svg:x="2.1cm" svg:y="17.2cm">
          <draw:glue-point draw:id="4" svg:x="3.312cm" svg:y="-0.897cm"/>
          <draw:glue-point draw:id="5" svg:x="3.75cm" svg:y="-5cm"/>
          <draw:glue-point draw:id="6" svg:x="-2.878cm" svg:y="-5cm"/>
          <text:p text:style-name="P4"><text:span text:style-name="T1">AGL PCM H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xml:id="id18" draw:id="id18" draw:layer="layout" svg:width="9.3cm" svg:height="4.4cm" svg:x="2.3cm" svg:y="1.5cm">
          <text:p text:style-name="P4">Legacy Apps</text:p>
          <text:p text:style-name="P4"/>
          <draw:enhanced-geometry svg:viewBox="0 0 21600 21600" draw:type="rectangle" draw:enhanced-path="M 0 0 L 21600 0 21600 21600 0 21600 0 0 Z N"/>
        </draw:custom-shape>
        <draw:custom-shape draw:style-name="gr32" draw:text-style-name="P5" xml:id="id17" draw:id="id17" draw:layer="layout" svg:width="6.5cm" svg:height="1.4cm" draw:transform="rotate (1.5707963267949) translate (2.2cm 15.5cm)">
          <text:p text:style-name="P4"><text:span text:style-name="T12">Pulse Aud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5" xml:id="id19" draw:id="id19" draw:layer="layout" svg:width="6.5cm" svg:height="1.4cm" draw:transform="rotate (1.5707963267949) translate (3.9cm 15.5cm)">
          <text:p text:style-name="P4"><text:span text:style-name="T12">Music Player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4" draw:layer="layout" draw:line-skew="-1.25cm" svg:x1="5.6cm" svg:y1="17.2cm" svg:x2="8.768cm" svg:y2="13.799cm" draw:start-shape="id16" draw:start-glue-point="5" draw:end-shape="id6" draw:end-glue-point="6" svg:d="M5600 17200v-2950h3168v-451" svg:viewBox="0 0 3169 3402">
          <text:p/>
        </draw:connector>
        <draw:frame draw:style-name="gr33" draw:text-style-name="P10" draw:layer="layout" svg:width="2.178cm" svg:height="0.599cm" svg:x="6.65cm" svg:y="13.81cm">
          <draw:text-box>
            <text:p><text:span text:style-name="T5">Smack+Tag</text:span></text:p>
          </draw:text-box>
        </draw:frame>
        <draw:connector draw:style-name="gr15" draw:text-style-name="P4" draw:layer="layout" svg:x1="2.9cm" svg:y1="9cm" svg:x2="6.95cm" svg:y2="5.9cm" draw:start-shape="id17" draw:start-glue-point="1" draw:end-shape="id18" draw:end-glue-point="2" svg:d="M2900 9000v-1550h4050v-1550" svg:viewBox="0 0 4051 3101">
          <text:p/>
        </draw:connector>
        <draw:connector draw:style-name="gr15" draw:text-style-name="P4" draw:layer="layout" svg:x1="2.949cm" svg:y1="17.2cm" svg:x2="2.9cm" svg:y2="15.5cm" draw:start-shape="id16" draw:start-glue-point="6" draw:end-shape="id17" svg:d="M2949 17200v-850h-49v-850" svg:viewBox="0 0 50 1701">
          <text:p/>
        </draw:connector>
        <draw:connector draw:style-name="gr15" draw:text-style-name="P4" draw:layer="layout" svg:x1="4.1cm" svg:y1="17.2cm" svg:x2="4.6cm" svg:y2="15.5cm" draw:start-shape="id16" draw:start-glue-point="0" draw:end-shape="id19" draw:end-glue-point="3" svg:d="M4100 17200v-850h500v-850" svg:viewBox="0 0 501 1701">
          <text:p/>
        </draw:connector>
        <draw:frame draw:style-name="gr34" draw:text-style-name="P14" draw:layer="layout" svg:width="7.102cm" svg:height="0.878cm" draw:transform="rotate (1.5707963267949) translate (26.2cm 16.306cm)">
          <draw:text-box>
            <text:p><text:span text:style-name="T13">AGL Advance Audio Agent</text:span></text:p>
          </draw:text-box>
        </draw:frame>
        <draw:custom-shape draw:style-name="gr35" draw:text-style-name="P5" xml:id="id20" draw:id="id20" draw:layer="layout" svg:width="4.1cm" svg:height="1.4cm" svg:x="7.5cm" svg:y="7.3cm">
          <draw:glue-point draw:id="4" svg:x="-5cm" svg:y="2.5cm"/>
          <text:p text:style-name="P4"><text:span text:style-name="T12">MPC </text:span></text:p>
          <text:p text:style-name="P4"><text:span text:style-name="T10">Music Player</text:span></text:p>
          <text:p text:style-name="P4"><text:span text:style-name="T10">Client Bin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4" draw:layer="layout" svg:x1="11.6cm" svg:y1="8cm" svg:x2="14.2cm" svg:y2="7.7cm" draw:start-shape="id20" draw:start-glue-point="1" draw:end-shape="id12" draw:end-glue-point="3" svg:d="M11600 8000h1300v-300h1300" svg:viewBox="0 0 2601 301">
          <text:p/>
        </draw:connector>
        <draw:connector draw:style-name="gr15" draw:text-style-name="P4" draw:layer="layout" svg:x1="4.6cm" svg:y1="9cm" svg:x2="7.5cm" svg:y2="8.35cm" draw:start-shape="id19" draw:start-glue-point="1" draw:end-shape="id20" draw:end-glue-point="4" svg:d="M4600 9000v-650h2900" svg:viewBox="0 0 2901 651">
          <text:p/>
        </draw:connector>
        <draw:connector draw:style-name="gr16" draw:text-style-name="P4" draw:layer="layout" draw:line-skew="-0.05cm" svg:x1="17cm" svg:y1="18.5cm" svg:x2="13.298cm" svg:y2="19.2cm" draw:start-shape="id14" draw:start-glue-point="2" draw:end-shape="id9" draw:end-glue-point="4" svg:d="M17000 18500v300h-3702v400" svg:viewBox="0 0 3703 701">
          <text:p/>
        </draw:connector>
        <draw:connector draw:style-name="gr16" draw:text-style-name="P4" draw:layer="layout" draw:line-skew="0.201cm" svg:x1="21.201cm" svg:y1="17.1cm" svg:x2="11.998cm" svg:y2="17.2cm" draw:start-shape="id8" draw:start-glue-point="6" draw:end-shape="id10" draw:end-glue-point="6" svg:d="M21201 17100v-300h-9203v400" svg:viewBox="0 0 9204 401">
          <text:p/>
        </draw:connector>
        <draw:connector draw:style-name="gr16" draw:text-style-name="P4" draw:layer="layout" draw:line-skew="-0.05cm" svg:x1="17cm" svg:y1="18.5cm" svg:x2="19.35cm" svg:y2="19.2cm" draw:start-shape="id14" draw:start-glue-point="2" draw:end-shape="id21" draw:end-glue-point="0" svg:d="M17000 18500v300h2350v400" svg:viewBox="0 0 2351 701">
          <text:p/>
        </draw:connector>
        <draw:frame draw:style-name="gr36" draw:text-style-name="P10" draw:layer="layout" svg:width="2.674cm" svg:height="0.599cm" svg:x="23.05cm" svg:y="9.311cm">
          <draw:text-box>
            <text:p><text:span text:style-name="T5">Smack+Cynary</text:span></text:p>
          </draw:text-box>
        </draw:frame>
        <draw:frame draw:style-name="gr26" draw:text-style-name="P10" draw:layer="layout" svg:width="1.48cm" svg:height="0.725cm" svg:x="23.5cm" svg:y="8.003cm">
          <draw:text-box>
            <text:p><text:span text:style-name="T5">Events</text:span></text:p>
          </draw:text-box>
        </draw:frame>
        <draw:frame draw:style-name="gr19" draw:text-style-name="P10" draw:layer="layout" svg:width="1.692cm" svg:height="0.725cm" svg:x="16.313cm" svg:y="9.837cm">
          <draw:text-box>
            <text:p><text:span text:style-name="T5">Contro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fill-image draw:name="Fiery" xlink:href="Pictures/100000000000005E0000005E9A7ADA020037D4C3.png" xlink:type="simple" xlink:show="embed" xlink:actuate="onLoad"/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2T09:58:22.154646769</meta:creation-date>
    <dc:date>2017-08-02T17:19:22.391058778</dc:date>
    <meta:editing-duration>PT6H27M8S</meta:editing-duration>
    <meta:editing-cycles>23</meta:editing-cycles>
    <meta:generator>LibreOffice/5.3.3.2$Linux_X86_64 LibreOffice_project/30m0$Build-2</meta:generator>
    <meta:document-statistic meta:object-count="67"/>
  </office:meta>
</office:document-meta>
</file>